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0373" officeooo:paragraph-rsid="00050373"/>
    </style:style>
    <style:style style:name="P2" style:family="paragraph" style:parent-style-name="Standard">
      <style:text-properties officeooo:rsid="00050373" officeooo:paragraph-rsid="00050373"/>
    </style:style>
    <style:style style:name="P3" style:family="paragraph" style:parent-style-name="Standard">
      <style:text-properties officeooo:rsid="0007ba61" officeooo:paragraph-rsid="0007ba61"/>
    </style:style>
    <style:style style:name="T1" style:family="text">
      <style:text-properties officeooo:rsid="0007b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 January 3250</text:p>
      <text:p text:style-name="P1">16 January 2940</text:p>
      <text:p text:style-name="P1">21 February 4140</text:p>
      <text:p text:style-name="P1">2 April 4650</text:p>
      <text:p text:style-name="P1"/>
      <text:p text:style-name="P1">15 April 4990</text:p>
      <text:p text:style-name="P1">18 April 5090</text:p>
      <text:p text:style-name="P1">19 April 5210</text:p>
      <text:p text:style-name="P1">20 April 5190</text:p>
      <text:p text:style-name="P1">21 April 5430</text:p>
      <text:p text:style-name="P1">22 April 5190</text:p>
      <text:p text:style-name="P1">23 April 5310</text:p>
      <text:p text:style-name="P1">24 April 5290</text:p>
      <text:p text:style-name="P1">25 April 5360</text:p>
      <text:p text:style-name="P1">2<text:span text:style-name="T1">8</text:span> April 5400</text:p>
      <text:p text:style-name="P1"/>
      <text:p text:style-name="P3">29 April 547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0:55:16.696893543</meta:creation-date>
    <dc:date>2019-04-29T08:16:02.551432952</dc:date>
    <meta:editing-duration>PT20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5" meta:character-count="201" meta:non-whitespace-character-count="171"/>
  </office:meta>
</office:document-meta>
</file>